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Open sans" svg:font-family="'Open sans'" style:font-family-generic="swiss"/>
    <style:font-face style:name="Liberation Serif" svg:font-family="'Liberation Serif'" style:font-family-generic="roman" style:font-pitch="variable"/>
    <style:font-face style:name="Source Sans Pro" svg:font-family="'Source Sans Pro'" style:font-adornments="Negreta" style:font-family-generic="swiss" style:font-pitch="variable"/>
    <style:font-face style:name="Source Sans Pro1" svg:font-family="'Source Sans Pro'"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1e0567"/>
    </style:style>
    <style:style style:name="P2" style:family="paragraph" style:parent-style-name="Text_20_body">
      <style:paragraph-properties fo:text-align="justify" style:justify-single-word="false"/>
      <style:text-properties officeooo:paragraph-rsid="0020c89f"/>
    </style:style>
    <style:style style:name="P3" style:family="paragraph" style:parent-style-name="Text_20_body">
      <style:paragraph-properties fo:text-align="justify" style:justify-single-word="false"/>
      <style:text-properties officeooo:paragraph-rsid="002376e0"/>
    </style:style>
    <style:style style:name="P4" style:family="paragraph" style:parent-style-name="Text_20_body">
      <style:paragraph-properties fo:text-align="justify" style:justify-single-word="false"/>
      <style:text-properties officeooo:paragraph-rsid="0027db3c"/>
    </style:style>
    <style:style style:name="P5" style:family="paragraph" style:parent-style-name="Text_20_body">
      <style:paragraph-properties fo:text-align="justify" style:justify-single-word="false"/>
      <style:text-properties officeooo:rsid="001e0567" officeooo:paragraph-rsid="001e0567"/>
    </style:style>
    <style:style style:name="P6" style:family="paragraph" style:parent-style-name="Text_20_body">
      <style:paragraph-properties fo:text-align="justify" style:justify-single-word="false"/>
      <style:text-properties officeooo:rsid="001eec4d" officeooo:paragraph-rsid="001eec4d"/>
    </style:style>
    <style:style style:name="P7" style:family="paragraph" style:parent-style-name="Text_20_body">
      <style:paragraph-properties fo:text-align="justify" style:justify-single-word="false"/>
      <style:text-properties officeooo:rsid="001efcd4" officeooo:paragraph-rsid="001efcd4"/>
    </style:style>
    <style:style style:name="P8" style:family="paragraph" style:parent-style-name="Text_20_body">
      <style:paragraph-properties fo:text-align="justify" style:justify-single-word="false"/>
      <style:text-properties officeooo:rsid="00204ae7" officeooo:paragraph-rsid="00204ae7"/>
    </style:style>
    <style:style style:name="P9" style:family="paragraph" style:parent-style-name="Text_20_body">
      <style:paragraph-properties fo:text-align="justify" style:justify-single-word="false"/>
      <style:text-properties officeooo:rsid="0022e6e2" officeooo:paragraph-rsid="0022e6e2"/>
    </style:style>
    <style:style style:name="P10" style:family="paragraph" style:parent-style-name="Text_20_body">
      <style:paragraph-properties fo:text-align="justify" style:justify-single-word="false"/>
      <style:text-properties style:font-name="Open sans" fo:font-size="11pt" fo:language="ca" fo:country="ES" style:font-size-asian="11pt" style:font-size-complex="11pt"/>
    </style:style>
    <style:style style:name="P11" style:family="paragraph" style:parent-style-name="Text_20_body">
      <style:paragraph-properties fo:text-align="justify" style:justify-single-word="false"/>
      <style:text-properties style:font-name="Open sans" fo:font-size="11pt" fo:language="ca" fo:country="ES" officeooo:paragraph-rsid="0016de6e" style:font-size-asian="11pt" style:font-size-complex="11pt"/>
    </style:style>
    <style:style style:name="P12" style:family="paragraph" style:parent-style-name="Text_20_body">
      <style:paragraph-properties fo:text-align="justify" style:justify-single-word="false"/>
      <style:text-properties style:font-name="Open sans" fo:font-size="11pt" fo:language="ca" fo:country="ES" officeooo:paragraph-rsid="002e0b33" style:font-size-asian="11pt" style:font-size-complex="11pt"/>
    </style:style>
    <style:style style:name="P13" style:family="paragraph" style:parent-style-name="Text_20_body">
      <style:paragraph-properties fo:text-align="justify" style:justify-single-word="false"/>
      <style:text-properties style:font-name="Open sans" fo:font-size="11pt" fo:language="ca" fo:country="ES" officeooo:paragraph-rsid="002e1f5b" style:font-size-asian="11pt" style:font-size-complex="11pt"/>
    </style:style>
    <style:style style:name="P14" style:family="paragraph" style:parent-style-name="Text_20_body">
      <style:paragraph-properties fo:text-align="justify" style:justify-single-word="false"/>
      <style:text-properties style:font-name="Open sans" fo:font-size="11pt" fo:language="ca" fo:country="ES" officeooo:paragraph-rsid="001e0567" style:font-size-asian="11pt" style:font-size-complex="11pt"/>
    </style:style>
    <style:style style:name="P15" style:family="paragraph" style:parent-style-name="Text_20_body">
      <style:paragraph-properties fo:text-align="justify" style:justify-single-word="false"/>
      <style:text-properties style:font-name="Open sans" fo:font-size="11pt" fo:language="ca" fo:country="ES" officeooo:paragraph-rsid="001eec4d" style:font-size-asian="11pt" style:font-size-complex="11pt"/>
    </style:style>
    <style:style style:name="P16" style:family="paragraph" style:parent-style-name="Text_20_body">
      <style:paragraph-properties fo:text-align="justify" style:justify-single-word="false"/>
      <style:text-properties style:font-name="Open sans" fo:font-size="11pt" fo:language="ca" fo:country="ES" officeooo:paragraph-rsid="001efcd4" style:font-size-asian="11pt" style:font-size-complex="11pt"/>
    </style:style>
    <style:style style:name="P17" style:family="paragraph" style:parent-style-name="Text_20_body">
      <style:paragraph-properties fo:text-align="justify" style:justify-single-word="false"/>
      <style:text-properties style:font-name="Open sans" fo:font-size="11pt" fo:language="ca" fo:country="ES" officeooo:paragraph-rsid="0020c89f" style:font-size-asian="11pt" style:font-size-complex="11pt"/>
    </style:style>
    <style:style style:name="P18" style:family="paragraph" style:parent-style-name="Text_20_body">
      <style:paragraph-properties fo:text-align="justify" style:justify-single-word="false"/>
      <style:text-properties style:font-name="Open sans" fo:font-size="11pt" fo:language="ca" fo:country="ES" officeooo:paragraph-rsid="00276f72" style:font-size-asian="11pt" style:font-size-complex="11pt"/>
    </style:style>
    <style:style style:name="P19" style:family="paragraph" style:parent-style-name="Text_20_body">
      <style:paragraph-properties fo:text-align="justify" style:justify-single-word="false"/>
      <style:text-properties style:font-name="Open sans" fo:font-size="11pt" fo:language="ca" fo:country="ES" officeooo:rsid="0012daf1" officeooo:paragraph-rsid="0012daf1" style:font-size-asian="11pt" style:font-size-complex="11pt"/>
    </style:style>
    <style:style style:name="P20" style:family="paragraph" style:parent-style-name="Text_20_body">
      <style:paragraph-properties fo:text-align="justify" style:justify-single-word="false"/>
      <style:text-properties style:font-name="Open sans" fo:font-size="11pt" fo:language="ca" fo:country="ES" officeooo:rsid="0012daf1" officeooo:paragraph-rsid="001612f8" style:font-size-asian="11pt" style:font-size-complex="11pt"/>
    </style:style>
    <style:style style:name="P21" style:family="paragraph" style:parent-style-name="Text_20_body">
      <style:paragraph-properties fo:text-align="justify" style:justify-single-word="false"/>
      <style:text-properties style:font-name="Open sans" fo:font-size="11pt" fo:language="ca" fo:country="ES" officeooo:rsid="00113289" officeooo:paragraph-rsid="00113289" style:font-size-asian="11pt" style:font-size-complex="11pt"/>
    </style:style>
    <style:style style:name="P22" style:family="paragraph" style:parent-style-name="Text_20_body">
      <style:paragraph-properties fo:text-align="justify" style:justify-single-word="false"/>
      <style:text-properties style:font-name="Open sans" fo:font-size="11pt" fo:language="ca" fo:country="ES" officeooo:rsid="001915b8" officeooo:paragraph-rsid="001915b8" style:font-size-asian="11pt" style:font-size-complex="11pt"/>
    </style:style>
    <style:style style:name="P23" style:family="paragraph" style:parent-style-name="Text_20_body">
      <style:paragraph-properties fo:text-align="justify" style:justify-single-word="false"/>
      <style:text-properties style:font-name="Open sans" fo:font-size="11pt" fo:language="ca" fo:country="ES" officeooo:rsid="001915b8" officeooo:paragraph-rsid="0021a6dc" style:font-size-asian="11pt" style:font-size-complex="11pt"/>
    </style:style>
    <style:style style:name="P24" style:family="paragraph" style:parent-style-name="Text_20_body">
      <style:paragraph-properties fo:text-align="justify" style:justify-single-word="false"/>
      <style:text-properties style:font-name="Open sans" fo:font-size="11pt" fo:language="ca" fo:country="ES" officeooo:rsid="0019c420" officeooo:paragraph-rsid="0019c420" style:font-size-asian="11pt" style:font-size-complex="11pt"/>
    </style:style>
    <style:style style:name="P25" style:family="paragraph" style:parent-style-name="Text_20_body">
      <style:paragraph-properties fo:text-align="justify" style:justify-single-word="false"/>
      <style:text-properties style:font-name="Open sans" fo:font-size="11pt" fo:language="ca" fo:country="ES" officeooo:rsid="001c2e23" officeooo:paragraph-rsid="001c2e23" style:font-size-asian="11pt" style:font-size-complex="11pt"/>
    </style:style>
    <style:style style:name="P26" style:family="paragraph" style:parent-style-name="Text_20_body">
      <style:paragraph-properties fo:text-align="justify" style:justify-single-word="false"/>
      <style:text-properties style:font-name="Open sans" fo:font-size="11pt" fo:language="ca" fo:country="ES" officeooo:rsid="001efcd4" officeooo:paragraph-rsid="001efcd4" style:font-size-asian="11pt" style:font-size-complex="11pt"/>
    </style:style>
    <style:style style:name="P27" style:family="paragraph" style:parent-style-name="Text_20_body">
      <style:paragraph-properties fo:text-align="justify" style:justify-single-word="false"/>
      <style:text-properties style:font-name="Open sans" fo:font-size="11pt" fo:language="ca" fo:country="ES" officeooo:rsid="00276f72" officeooo:paragraph-rsid="00276f72" style:font-size-asian="11pt" style:font-size-complex="11pt"/>
    </style:style>
    <style:style style:name="P28" style:family="paragraph" style:parent-style-name="Text_20_body">
      <style:paragraph-properties fo:text-align="justify" style:justify-single-word="false"/>
      <style:text-properties style:font-name="Open sans" fo:font-size="11pt" fo:language="ca" fo:country="ES" officeooo:rsid="00247b81" officeooo:paragraph-rsid="003131c1" style:font-size-asian="11pt" style:font-size-complex="11pt"/>
    </style:style>
    <style:style style:name="P29" style:family="paragraph" style:parent-style-name="Text_20_body">
      <style:paragraph-properties fo:text-align="justify" style:justify-single-word="false"/>
      <style:text-properties style:font-name="Open sans" fo:font-size="11pt" fo:language="ca" fo:country="ES" fo:font-weight="normal" officeooo:rsid="0020c89f" officeooo:paragraph-rsid="0020c89f" style:font-size-asian="11pt" style:font-weight-asian="normal" style:font-size-complex="11pt" style:font-weight-complex="normal"/>
    </style:style>
    <style:style style:name="P30" style:family="paragraph" style:parent-style-name="Text_20_body">
      <style:paragraph-properties fo:text-align="justify" style:justify-single-word="false"/>
      <style:text-properties fo:language="ca" fo:country="ES"/>
    </style:style>
    <style:style style:name="P31" style:family="paragraph" style:parent-style-name="Standard">
      <style:paragraph-properties fo:text-align="justify" style:justify-single-word="false"/>
      <style:text-properties style:font-name="Open sans" fo:font-size="11pt" fo:language="ca" fo:country="ES" officeooo:rsid="000f7d25" officeooo:paragraph-rsid="00276f72" style:font-size-asian="11pt" style:font-size-complex="11pt"/>
    </style:style>
    <style:style style:name="P32" style:family="paragraph" style:parent-style-name="Title">
      <style:paragraph-properties fo:text-align="justify" style:justify-single-word="false"/>
      <style:text-properties fo:language="ca" fo:country="ES"/>
    </style:style>
    <style:style style:name="P33" style:family="paragraph" style:parent-style-name="Text_20_body" style:list-style-name="L1">
      <style:paragraph-properties fo:text-align="justify" style:justify-single-word="false"/>
      <style:text-properties style:font-name="Open sans" fo:font-size="11pt" fo:language="ca" fo:country="ES" officeooo:rsid="0019c420" officeooo:paragraph-rsid="0019c420" style:font-size-asian="11pt" style:font-size-complex="11pt"/>
    </style:style>
    <style:style style:name="P34" style:family="paragraph" style:parent-style-name="Text_20_body" style:list-style-name="L2">
      <style:paragraph-properties fo:text-align="justify" style:justify-single-word="false"/>
      <style:text-properties style:font-name="Open sans" fo:font-size="11pt" fo:language="ca" fo:country="ES" officeooo:rsid="00247b81" officeooo:paragraph-rsid="003131c1" style:font-size-asian="11pt" style:font-size-complex="11pt"/>
    </style:style>
    <style:style style:name="P35" style:family="paragraph" style:parent-style-name="Text_20_body" style:list-style-name="L2">
      <style:paragraph-properties fo:text-align="justify" style:justify-single-word="false"/>
      <style:text-properties style:font-name="Open sans" fo:font-size="11pt" fo:language="ca" fo:country="ES" officeooo:paragraph-rsid="003131c1" style:font-size-asian="11pt" style:font-size-complex="11pt"/>
    </style:style>
    <style:style style:name="P36" style:family="paragraph" style:parent-style-name="Text_20_body" style:list-style-name="L2">
      <style:paragraph-properties fo:text-align="justify" style:justify-single-word="false"/>
      <style:text-properties style:font-name="Open sans" fo:font-size="11pt" fo:language="ca" fo:country="ES" officeooo:rsid="003131c1" officeooo:paragraph-rsid="003131c1" style:font-size-asian="11pt" style:font-size-complex="11pt"/>
    </style:style>
    <style:style style:name="P37" style:family="paragraph" style:parent-style-name="Text_20_body" style:list-style-name="L4">
      <style:paragraph-properties fo:text-align="justify" style:justify-single-word="false"/>
      <style:text-properties style:font-name="Open sans" fo:font-size="11pt" fo:language="ca" fo:country="ES" officeooo:rsid="0027db3c" officeooo:paragraph-rsid="0027db3c" style:font-size-asian="11pt" style:font-size-complex="11pt"/>
    </style:style>
    <style:style style:name="P38" style:family="paragraph" style:parent-style-name="Text_20_body" style:list-style-name="L4">
      <style:paragraph-properties fo:text-align="justify" style:justify-single-word="false"/>
      <style:text-properties style:font-name="Open sans" fo:font-size="11pt" fo:language="ca" fo:country="ES" officeooo:rsid="002b0f29" officeooo:paragraph-rsid="002b0f29" style:font-size-asian="11pt" style:font-size-complex="11pt"/>
    </style:style>
    <style:style style:name="P39" style:family="paragraph" style:parent-style-name="Text_20_body" style:list-style-name="L3">
      <style:paragraph-properties fo:text-align="justify" style:justify-single-word="false"/>
    </style:style>
    <style:style style:name="P40" style:family="paragraph" style:parent-style-name="Text_20_body" style:list-style-name="L4">
      <style:paragraph-properties fo:text-align="justify" style:justify-single-word="false"/>
    </style:style>
    <style:style style:name="P41" style:family="paragraph" style:parent-style-name="Text_20_body">
      <style:text-properties officeooo:rsid="003c334d" officeooo:paragraph-rsid="003e26a8"/>
    </style:style>
    <style:style style:name="P42" style:family="paragraph" style:parent-style-name="Text_20_body">
      <style:text-properties officeooo:rsid="003e26a8" officeooo:paragraph-rsid="003e26a8"/>
    </style:style>
    <style:style style:name="P43" style:family="paragraph" style:parent-style-name="Heading_20_2">
      <style:text-properties fo:language="ca" fo:country="ES"/>
    </style:style>
    <style:style style:name="P44" style:family="paragraph" style:parent-style-name="Heading_20_2">
      <style:paragraph-properties fo:text-align="justify" style:justify-single-word="false"/>
      <style:text-properties fo:language="ca" fo:country="ES"/>
    </style:style>
    <style:style style:name="P45" style:family="paragraph" style:parent-style-name="Heading_20_2">
      <style:paragraph-properties fo:text-align="justify" style:justify-single-word="false"/>
      <style:text-properties style:font-name="Open sans" fo:font-size="11pt" fo:language="ca" fo:country="ES" style:font-size-asian="11pt" style:font-size-complex="11pt"/>
    </style:style>
    <style:style style:name="P46" style:family="paragraph" style:parent-style-name="Heading_20_3">
      <style:paragraph-properties fo:text-align="justify" style:justify-single-word="false"/>
      <style:text-properties style:font-name="Open sans" fo:font-size="11pt" fo:language="ca" fo:country="ES" style:font-size-asian="11pt" style:font-size-complex="11pt"/>
    </style:style>
    <style:style style:name="P47" style:family="paragraph" style:parent-style-name="Heading_20_3">
      <style:paragraph-properties fo:text-align="justify" style:justify-single-word="false"/>
      <style:text-properties style:font-name="Open sans" fo:font-size="11pt" fo:language="ca" fo:country="ES" fo:font-weight="normal" style:font-size-asian="11pt" style:font-weight-asian="normal" style:font-size-complex="11pt" style:font-weight-complex="normal"/>
    </style:style>
    <style:style style:name="T1" style:family="text">
      <style:text-properties officeooo:rsid="00147a56"/>
    </style:style>
    <style:style style:name="T2" style:family="text">
      <style:text-properties officeooo:rsid="001612f8"/>
    </style:style>
    <style:style style:name="T3" style:family="text">
      <style:text-properties officeooo:rsid="0016de6e"/>
    </style:style>
    <style:style style:name="T4" style:family="text">
      <style:text-properties fo:font-weight="bold" style:font-weight-asian="bold" style:font-weight-complex="bold"/>
    </style:style>
    <style:style style:name="T5" style:family="text">
      <style:text-properties fo:font-weight="bold" officeooo:rsid="0016de6e" style:font-weight-asian="bold" style:font-weight-complex="bold"/>
    </style:style>
    <style:style style:name="T6" style:family="text">
      <style:text-properties fo:font-weight="bold" officeooo:rsid="003c334d" style:font-weight-asian="bold" style:font-weight-complex="bold"/>
    </style:style>
    <style:style style:name="T7" style:family="text">
      <style:text-properties officeooo:rsid="00185736"/>
    </style:style>
    <style:style style:name="T8" style:family="text">
      <style:text-properties officeooo:rsid="001a32a0"/>
    </style:style>
    <style:style style:name="T9" style:family="text">
      <style:text-properties officeooo:rsid="001c2e23"/>
    </style:style>
    <style:style style:name="T10" style:family="text">
      <style:text-properties officeooo:rsid="001e0567"/>
    </style:style>
    <style:style style:name="T11" style:family="text">
      <style:text-properties officeooo:rsid="001eec4d"/>
    </style:style>
    <style:style style:name="T12" style:family="text">
      <style:text-properties officeooo:rsid="001efcd4"/>
    </style:style>
    <style:style style:name="T13" style:family="text">
      <style:text-properties officeooo:rsid="0020ed8d"/>
    </style:style>
    <style:style style:name="T14" style:family="text">
      <style:text-properties officeooo:rsid="0021a6dc"/>
    </style:style>
    <style:style style:name="T15" style:family="text">
      <style:text-properties style:text-underline-style="none"/>
    </style:style>
    <style:style style:name="T16" style:family="text">
      <style:text-properties style:text-underline-style="none" officeooo:rsid="0021a6dc"/>
    </style:style>
    <style:style style:name="T17" style:family="text">
      <style:text-properties officeooo:rsid="0022e6e2"/>
    </style:style>
    <style:style style:name="T18" style:family="text">
      <style:text-properties officeooo:rsid="002376e0"/>
    </style:style>
    <style:style style:name="T19" style:family="text">
      <style:text-properties officeooo:rsid="0026081d"/>
    </style:style>
    <style:style style:name="T20" style:family="text">
      <style:text-properties officeooo:rsid="00266e2d"/>
    </style:style>
    <style:style style:name="T21" style:family="text">
      <style:text-properties officeooo:rsid="00276f72"/>
    </style:style>
    <style:style style:name="T22" style:family="text">
      <style:text-properties officeooo:rsid="002b0f29"/>
    </style:style>
    <style:style style:name="T23" style:family="text">
      <style:text-properties officeooo:rsid="002c7b16"/>
    </style:style>
    <style:style style:name="T24" style:family="text">
      <style:text-properties officeooo:rsid="002e0b33"/>
    </style:style>
    <style:style style:name="T25" style:family="text">
      <style:text-properties officeooo:rsid="002fd408"/>
    </style:style>
    <style:style style:name="T26" style:family="text">
      <style:text-properties officeooo:rsid="002ffe8c"/>
    </style:style>
    <style:style style:name="T27" style:family="text">
      <style:text-properties officeooo:rsid="0030fbce"/>
    </style:style>
    <style:style style:name="T28" style:family="text">
      <style:text-properties style:font-name="Open sans" fo:font-size="11pt" fo:language="ca" fo:country="ES" style:font-size-asian="11pt" style:font-size-complex="11pt"/>
    </style:style>
    <style:style style:name="T29" style:family="text">
      <style:text-properties style:font-name="Open sans" fo:font-size="11pt" fo:language="ca" fo:country="ES" officeooo:rsid="001c2e23" style:font-size-asian="11pt" style:font-size-complex="11pt"/>
    </style:style>
    <style:style style:name="T30" style:family="text">
      <style:text-properties style:font-name="Open sans" fo:font-size="11pt" fo:language="ca" fo:country="ES" officeooo:rsid="001e0567" style:font-size-asian="11pt" style:font-size-complex="11pt"/>
    </style:style>
    <style:style style:name="T31" style:family="text">
      <style:text-properties style:font-name="Open sans" fo:font-size="11pt" fo:language="ca" fo:country="ES" officeooo:rsid="0022e6e2" style:font-size-asian="11pt" style:font-size-complex="11pt"/>
    </style:style>
    <style:style style:name="T32" style:family="text">
      <style:text-properties style:font-name="Open sans" fo:font-size="11pt" fo:language="ca" fo:country="ES" officeooo:rsid="0027db3c" style:font-size-asian="11pt" style:font-size-complex="11pt"/>
    </style:style>
    <style:style style:name="T33" style:family="text">
      <style:text-properties style:font-name="Open sans" fo:font-size="11pt" fo:language="ca" fo:country="ES" officeooo:rsid="00276f72" style:font-size-asian="11pt" style:font-size-complex="11pt"/>
    </style:style>
    <style:style style:name="T34" style:family="text">
      <style:text-properties style:font-name="Open sans" fo:font-size="11pt" fo:language="ca" fo:country="ES" officeooo:rsid="0029d590" style:font-size-asian="11pt" style:font-size-complex="11pt"/>
    </style:style>
    <style:style style:name="T35" style:family="text">
      <style:text-properties style:font-name="Open sans" fo:font-size="11pt" fo:language="ca" fo:country="ES" officeooo:rsid="0010879f" style:font-size-asian="11pt" style:font-size-complex="11pt"/>
    </style:style>
    <style:style style:name="T36" style:family="text">
      <style:text-properties style:font-name="Open sans" fo:font-size="11pt" fo:language="ca" fo:country="ES" fo:font-weight="normal" style:font-size-asian="11pt" style:font-weight-asian="normal" style:font-size-complex="11pt" style:font-weight-complex="normal"/>
    </style:style>
    <style:style style:name="T37" style:family="text">
      <style:text-properties style:font-name="Open sans" fo:font-size="11pt" fo:language="ca" fo:country="ES" fo:font-weight="normal" officeooo:rsid="0020c89f" style:font-size-asian="11pt" style:font-weight-asian="normal" style:font-size-complex="11pt" style:font-weight-complex="normal"/>
    </style:style>
    <style:style style:name="T38" style:family="text">
      <style:text-properties style:font-name="Open sans" fo:font-size="11pt" fo:language="ca" fo:country="ES" fo:font-weight="normal" officeooo:rsid="0022e6e2" style:font-size-asian="11pt" style:font-weight-asian="normal" style:font-size-complex="11pt" style:font-weight-complex="normal"/>
    </style:style>
    <style:style style:name="T39" style:family="text">
      <style:text-properties style:font-name="Open sans" fo:font-size="11pt" fo:language="ca" fo:country="ES" fo:font-style="normal" style:font-size-asian="11pt" style:font-style-asian="normal" style:font-size-complex="11pt" style:font-style-complex="normal"/>
    </style:style>
    <style:style style:name="T40" style:family="text">
      <style:text-properties officeooo:rsid="00371017"/>
    </style:style>
    <style:style style:name="T41" style:family="text">
      <style:text-properties officeooo:rsid="003c334d"/>
    </style:style>
    <style:style style:name="T42" style:family="text">
      <style:text-properties officeooo:rsid="003e26a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ecidim</text:p>
      <text:h text:style-name="P44" text:outline-level="2"><text:line-break/>Què és Decidim</text:h>
      <text:p text:style-name="P10"/>
      <text:p text:style-name="Text_20_body">Decidim és la plataforma digital de participació del Ajuntament de Barcelona per a construir una ciutat més democràtica.</text:p>
      <text:p text:style-name="Text_20_body"><text:span text:style-name="T41">Amb</text:span> Decidim <text:span text:style-name="T41">es concreta una aposta per treballar més profundament una </text:span><text:span text:style-name="T6">democràcia més participativa</text:span><text:span text:style-name="T41">, </text:span><text:span text:style-name="T6">deliberativa i directa</text:span><text:span text:style-name="T41">, i consolidar un compromís respecte la transparència i la rendició de comptes.</text:span></text:p>
      <text:p text:style-name="P41">L’Ajuntament vol que Decidim sigui considerat per la ciutadania més com una nova institució democràtica que com una <text:span text:style-name="T42">eina institucional més.</text:span></text:p>
      <text:p text:style-name="P42">Com a institució democràtica, la finalitat de Decidim és <text:span text:style-name="T4">la presa de decisions</text:span>. Però la presa de decisions es dona en el marc de processos més amplis. Decidim aspira a involucrar-se creativament en processos deliberatius amplis que es consolidin en la presa de decisions mitjançant la participació directa.</text:p>
      <text:p text:style-name="P42">Decidim és la aportació del Ajuntament de Barcelona per a contribuir a la superació de la crisi de les institucions representatives. Aquesta crisi, àmpliament estudiada i constatada, no és una circumstància local de la ciutat de Barcelona, si no que és un fenomen global que s’estén per totes les democràcies occidentals. Per això, l’Ajuntament de Barcelona col·labora amb altres ajuntaments en la promoció d’iniciatives similars.</text:p>
      <text:p text:style-name="P42"><text:span text:style-name="T35"/></text:p>
      <text:p text:style-name="P19">Decidim es la aportación de Ayuntamiento de Barcelona para <text:span text:style-name="T1">contribuir a </text:span>la superación <text:span text:style-name="T40">de </text:span>la crisis de las instituciones representativas. Esta crisis, ampliamente estudiada y constatada, no es una circunstancia local de la ciudad de Barcelona, sino un fenómeno global que se extiende por todas las democracias occidentales. <text:span text:style-name="T1">Por eso, el Ayuntamiento de Barcelona colabora con otros ayuntamientos en la promoción de <text:s/>iniciativas similares.</text:span></text:p>
      <text:p text:style-name="P20">Al tiempo <text:span text:style-name="T2">que avanza la crisis de representación</text:span>, se extiende la esperanza de que las nuevas tecnologías <text:span text:style-name="T2">(unidas a nuevas voluntades políticas) </text:span>puedan reconstruir la participación democrática. <text:span text:style-name="T2">En ese sentido, Decidim responde a la voluntad política de un experimento creativo.</text:span></text:p>
      <text:p text:style-name="P20">Decidim multiplica los espacios y canales de encuentro y deliberación sin renunciar a ninguno de ellos. <text:span text:style-name="T2">E</text:span>s una plataforma digital que sirve, también, para organizar encuentros presenciales.</text:p>
      <text:p text:style-name="P21">El principal instrumento de Decidim son los procesos.</text:p>
      <text:h text:style-name="P44" text:outline-level="2"><text:soft-page-break/><text:s/><text:tab/>Qué es un proceso</text:h>
      <text:p text:style-name="P30"/>
      <text:p text:style-name="P21">Un proceso es un<text:span text:style-name="T3">a secuencia de fases que</text:span> inicia el Ayuntamiento, que dan lugar a la toma de una decisión y <text:span text:style-name="T23">que puede continuar</text:span> abierto, durante la <text:span text:style-name="T7">fase de </text:span>ejecución de lo que se ha decidido, para que el Ayuntamiento rinda cuentas. <text:span text:style-name="T40">Un proceso participativo tiene:</text:span></text:p>
      <text:p text:style-name="P11"><text:span text:style-name="T5">Ámbito</text:span><text:span text:style-name="T3">: la ciudad entera o algunas zonas o barrios. Por ejemplo: </text:span>Distritos de Sant Martí, Sant Andreu y Nou Barris. </text:p>
      <text:p text:style-name="P11"><text:span text:style-name="T5">Grupo promotor</text:span><text:span text:style-name="T3">: quién promueve el proceso, que puede ser algún área del Ayuntamiento, alguna entidad o asociación o un conjunto de ellas. Por ejemplo: </text:span>Taula de Participació, <text:span text:style-name="T23">con las principales entidades vecinales y de comerciantes de los barrios que confluyen en la Avenida Merdiana, entre la plaza de </text:span>les Glòries <text:span text:style-name="T23">y</text:span> Ciutat Meridiana. <text:span text:style-name="T7">Otro ejemplo: </text:span>Ecologia, Urbanisme i Mobilitat, TMB <text:span text:style-name="T23">y</text:span> Districtes. </text:p>
      <text:p text:style-name="P11"><text:span text:style-name="T5">Áreas municipales</text:span><text:span text:style-name="T3">: las que están implicadas en las decisiones que se van a tomar. Pueden ser todas o algunas. Por ejemplo: </text:span>Ecologia Urbana <text:span text:style-name="T23">y</text:span> Districtes de Nou Barris, Sant Andreu <text:span text:style-name="T23">y</text:span> Sant Martí </text:p>
      <text:p text:style-name="P11"><text:span text:style-name="T5">A quién va dirigido</text:span><text:span text:style-name="T3">: puede ir dirigido a toda la ciudadanía o a algunas de sus intituciones. Por ejemplo: </text:span>Membres dels Consells municipals, <text:span text:style-name="T23">entidades y asociaciones ciudadanas, ciudadanía en general.</text:span></text:p>
      <text:p text:style-name="P12"><text:span text:style-name="T5">Ámbito participativo</text:span><text:span text:style-name="T3">: indica el objetivo del proceso participativo y hasta dónde se va a llegar en la toma de decisiones. Por ejemplo: El proceso ha de fijar las estrategias y criterios que han de guiar la transformación de la Meridiana y enriquecer los anteproyectos y proyectos ejecutivos. Otro ejemplo: </text:span>usos del <text:span text:style-name="T24">nuevo</text:span> teatr<text:span text:style-name="T24">o</text:span> Arnau. </text:p>
      <text:p text:style-name="P13"><text:span text:style-name="T5">Estructura participativa</text:span><text:span text:style-name="T3">: indica los canales de participación. Si la decisión es directa, a través de Decidim, se trata de un proceso participativo. Pero también puede ser una iniciativa ciudadana o una estructura más específica. Por ejemplo: La estructura se basa en un proceso de trabajo en el marco del <text:s/>Pacte per la Mobilitat y de unas sesiones abiertas a la ciudadanía, de información y debate, organizadas en cada uno de los distritos de la ciudad. Otro ejemplo: El proceso de desarrolla alrededor de la <text:s/>Taula de Participació y de momentos de apertura al vecindario de los barrios que cruza la Meridiana.</text:span></text:p>
      <text:p text:style-name="P22">Cada proceso se estructura en un itinerario de fases secuenciales que tienen fechas de inicio y fin establecida<text:span text:style-name="T14">s</text:span>. Las fases no son siempre son las mismas. Se adecúan al proceso y dependen del ámbito participativo y de la estructura participativa.</text:p>
      <text:p text:style-name="P22">Un ejemplo de fases puede ser:</text:p>
      <text:p text:style-name="P23">Presentación → Diagnóstico → <text:span text:style-name="T16">P</text:span><text:span text:style-name="T15">ropuestas</text:span> → Valoración de propuestas → Proyectos definitivos → Votación → Retorno → Seguimiento → Evaluación → Rendición de cuentas</text:p>
      <text:h text:style-name="P44" text:outline-level="2"><text:s/><text:tab/>Estructuras participativas</text:h>
      <text:p text:style-name="P30"/>
      <text:p text:style-name="P24"><text:soft-page-break/>Las estructuras participativas más lineales son:</text:p>
      <text:list xml:id="list4893319642173305990" text:style-name="L1">
        <text:list-item>
          <text:p text:style-name="P33">Proceso<text:span text:style-name="T8">s</text:span> participativo<text:span text:style-name="T8">s</text:span>, de arriba <text:span text:style-name="T9">haci</text:span>a abajo.</text:p>
        </text:list-item>
        <text:list-item>
          <text:p text:style-name="P33">Iniciativa<text:span text:style-name="T8">s</text:span> ciudadana<text:span text:style-name="T8">s</text:span>, de abajo <text:span text:style-name="T9">haci</text:span>a arriba</text:p>
        </text:list-item>
      </text:list>
      <text:p text:style-name="P24">También <text:span text:style-name="T25">puede haber</text:span> otras estructuras <text:span text:style-name="T9">participativas </text:span>más híbridas, menos lineales, <text:span text:style-name="T25">mezcla de ambas</text:span></text:p>
      <text:h text:style-name="P45" text:outline-level="2">Procesos participativos</text:h>
      <text:p text:style-name="P25">Un proceso participativo es un proceso puesto en marcha por el Ayuntamiento o alguna de sus instituciones con el objetivo de que la ciudadanía participe en la toma de una o varias decisiones que el Ayuntamiento se compromete a ejecutar y sobre las que posteriormente rendirá cuentas.</text:p>
      <text:p text:style-name="P25">Ejemplos de procesos participativos son el <text:span text:style-name="T10">Plan</text:span> de Actuación Municipal o l<text:span text:style-name="T12">a coproducción de proyectos</text:span> en el barrio de Gr<text:span text:style-name="T12">à</text:span>cia.</text:p>
      <text:h text:style-name="P46" text:outline-level="3"><text:span text:style-name="T10">Plan</text:span> de Actuación Municipal</text:h>
      <text:p text:style-name="P1"><text:span text:style-name="T29">El Plan de Actuación Municipal (</text:span><text:a xlink:type="simple" xlink:href="https://www.decidim.barcelona/processes/1?locale=es" text:style-name="Internet_20_link" text:visited-style-name="Visited_20_Internet_20_Link">https://www.decidim.barcelona/processes/1?locale=es</text:a><text:span text:style-name="T29">) </text:span><text:span text:style-name="T28">se elabora al inicio de cada mandato y establece las líneas prioritarias, los objetivos y las actuaciones de la acción del gobierno. Es, por tanto, la hoja de ruta municipal que orienta qué modelo queremos para nuestra ciudad. El Ayuntamiento de Barcelona </text:span><text:span text:style-name="T30">abrió</text:span><text:span text:style-name="T28"> un proceso de participación ciudadana para construir, pensar y debatir las actuaciones y prioridades de este mandato. </text:span></text:p>
      <text:p text:style-name="P14"><text:span text:style-name="T10">El objetivo del proceso participativo fue la coproducción de políticas públicas y se concretaba en la elaboración de un documento de propuestas que el equipo de gobierno se comprometía a llevar al Pleno Municipal. </text:span>Este proceso no <text:span text:style-name="T10">podía ser</text:span> vinculante porque el documento final <text:span text:style-name="T10">debía</text:span> ser aprobado por el Pleno municipal y <text:span text:style-name="T10">requería</text:span> un consenso político suficiente.</text:p>
      <text:p text:style-name="P14">El Gobierno se <text:span text:style-name="T11">comprometía</text:span> a valorar la viabilidad de las propuestas que <text:span text:style-name="T11">recibieran</text:span> más apoyos y a explicar por qué cada una de las propuestas se <text:span text:style-name="T11">había</text:span> incorporado al documento final o se ha<text:span text:style-name="T11">bía</text:span> desestimado.</text:p>
      <text:p text:style-name="P15">Cualquier persona mayor de 16 años <text:span text:style-name="T11">podía</text:span> hacer aportaciones y propuestas, y apoyar y matizar las otras actuaciones propuestas.</text:p>
      <text:p text:style-name="P15">El Ayuntamiento <text:span text:style-name="T11">organizó</text:span> una serie <text:span text:style-name="T11">de encuentros presenciales (</text:span>jornadas, talleres y debates<text:span text:style-name="T11">)</text:span>, de carácter sectorial o territorial, donde se <text:span text:style-name="T11">podían</text:span> presentar y debatir propuestas relacionadas tanto con la ciudad, como con los barrios y distritos. También se p<text:span text:style-name="T11">odía</text:span> participar y debatir digitalmente <text:span text:style-name="T11">dentro de Decidim.</text:span></text:p>
      <text:p text:style-name="P5"><text:span text:style-name="T28">Durante el proceso se recogieron 10.860 propuestas (</text:span><text:a xlink:type="simple" xlink:href="https://www.decidim.barcelona/processes/1/f/1?locale=es" text:style-name="Internet_20_link" text:visited-style-name="Visited_20_Internet_20_Link">https://www.decidim.barcelona/processes/1/f/1?locale=es</text:a><text:span text:style-name="T28">), que el Ayuntamiento aceptó o rechazó explicando los motivos. </text:span></text:p>
      <text:p text:style-name="P5"><text:span text:style-name="T28">En torno a las propuestas, se programaron 410 encuentros presenciales (</text:span><text:a xlink:type="simple" xlink:href="https://www.decidim.barcelona/processes/1/f/11?locale=es" text:style-name="Internet_20_link" text:visited-style-name="Visited_20_Internet_20_Link">https://www.decidim.barcelona/processes/1/f/11?locale=es</text:a><text:span text:style-name="T28">).</text:span></text:p>
      <text:p text:style-name="P5"><text:span text:style-name="T28">Decidim ofreció espacios para el debate digital </text:span><text:soft-page-break/><text:span text:style-name="T28">(</text:span><text:a xlink:type="simple" xlink:href="https://www.decidim.barcelona/processes/1/f/9?locale=es" text:style-name="Internet_20_link" text:visited-style-name="Visited_20_Internet_20_Link">https://www.decidim.barcelona/processes/1/f/9?locale=es</text:a><text:span text:style-name="T28">), algunos de los cuales siguen abiertos.</text:span></text:p>
      <text:p text:style-name="P5"><text:span text:style-name="T28">El Plan se concretó en 1.471 actuaciones (</text:span><text:a xlink:type="simple" xlink:href="https://www.decidim.barcelona/processes/1/f/8?locale=es" text:style-name="Internet_20_link" text:visited-style-name="Visited_20_Internet_20_Link">https://www.decidim.barcelona/processes/1/f/8?locale=es</text:a><text:span text:style-name="T28">).</text:span></text:p>
      <text:p text:style-name="P6"><text:span text:style-name="T28">Más información sobre el proceso en </text:span><text:a xlink:type="simple" xlink:href="https://www.decidim.barcelona/processes/1/steps?locale=es" text:style-name="Internet_20_link" text:visited-style-name="Visited_20_Internet_20_Link">https://www.decidim.barcelona/processes/1/steps?locale=es</text:a><text:span text:style-name="T28">.</text:span></text:p>
      <text:h text:style-name="P46" text:outline-level="3">Coproducción de proyectos en Gràcia</text:h>
      <text:p text:style-name="P7"><text:span text:style-name="T28">Este proceso participativo es una prueba piloto de presupuestos participativos (</text:span><text:a xlink:type="simple" xlink:href="https://www.decidim.barcelona/processes/3?locale=es" text:style-name="Internet_20_link" text:visited-style-name="Visited_20_Internet_20_Link">https://www.decidim.barcelona/processes/3?locale=es</text:a><text:span text:style-name="T28">).</text:span></text:p>
      <text:p text:style-name="P26">A partir del Plan de Actuación del Distrito (PAD) se destina una parte del presupuesto a la coproducción de proyectos con la participación de todos los vecinos del distrito de Gràcia.</text:p>
      <text:p text:style-name="P16">Entre octubre del 2016 y febrero del 2017 <text:span text:style-name="T12">l</text:span>os vecinos proponen, definen y deciden qué proyectos quieren llevar a cabo con un presupuesto orientativo de 150.000 euros.</text:p>
      <text:p text:style-name="P10">Este proceso se desarrolla principalmente a través de unas mesas abiertas de construcción colectiva de proyectos y culmina con la votación de todos los vecinos del distrito de Gràcia, para escoger conjuntamente qué proyecto de cada ámbito se llevará a cabo.</text:p>
      <text:p text:style-name="P8"><text:span text:style-name="T28">Se han realizado 47 encuentros presenciales (</text:span><text:a xlink:type="simple" xlink:href="https://www.decidim.barcelona/processes/3/f/14?locale=es" text:style-name="Internet_20_link" text:visited-style-name="Visited_20_Internet_20_Link">https://www.decidim.barcelona/processes/3/f/14?locale=es</text:a><text:span text:style-name="T28">).</text:span></text:p>
      <text:p text:style-name="P7"><text:span text:style-name="T28">Como resultado de la votación (</text:span><text:a xlink:type="simple" xlink:href="https://www.decidim.barcelona/processes/3/f/29?locale=es" text:style-name="Internet_20_link" text:visited-style-name="Visited_20_Internet_20_Link">https://www.decidim.barcelona/processes/3/f/29?locale=es</text:a><text:span text:style-name="T28">) se han elegido ocho proyectos (</text:span><text:a xlink:type="simple" xlink:href="https://www.decidim.barcelona/processes/3/f/30" text:style-name="Internet_20_link" text:visited-style-name="Visited_20_Internet_20_Link">https://www.decidim.barcelona/processes/3/f/30</text:a><text:span text:style-name="T28">).</text:span></text:p>
      <text:h text:style-name="P45" text:outline-level="2"><text:span text:style-name="T40">Iniciativas</text:span> ciudadanas</text:h>
      <text:p text:style-name="P2"><text:span text:style-name="Strong_20_Emphasis"><text:span text:style-name="T36">Una Iniciativa Ciudadana </text:span></text:span><text:span text:style-name="Strong_20_Emphasis"><text:span text:style-name="T37">es </text:span></text:span><text:span text:style-name="Strong_20_Emphasis"><text:span text:style-name="T36">un recurso de democracia participativa que utiliza la recogida de firmas para que el ayuntamiento abra un proceso de debate </text:span></text:span><text:span text:style-name="Strong_20_Emphasis"><text:span text:style-name="T37">respecto a algún asunto que se quiere transformar</text:span></text:span><text:span text:style-name="T36">.</text:span></text:p>
      <text:p text:style-name="P29">Un ejemplo de iniciativa ciudadana es la Iniciativa Ciudadana ZOOXXI.</text:p>
      <text:h text:style-name="P47" text:outline-level="3">Iniciativa Ciudadana ZOOXXI</text:h>
      <text:p text:style-name="P2"><text:span text:style-name="Strong_20_Emphasis"><text:span text:style-name="T36">ZOOXXI es una plataforma animalista que pretende transformar </text:span></text:span><text:span text:style-name="Strong_20_Emphasis"><text:span text:style-name="T37">los</text:span></text:span><text:span text:style-name="Strong_20_Emphasis"><text:span text:style-name="T36"> zoos de todo el mundo para adaptarlos a la sensibilidad y los conocimientos científicos que hoy se tienen de los animales </text:span></text:span><text:span text:style-name="Strong_20_Emphasis"><text:span text:style-name="T37">(</text:span></text:span><text:a xlink:type="simple" xlink:href="https://www.decidim.barcelona/processes/14?locale=es" text:style-name="Internet_20_link" text:visited-style-name="Visited_20_Internet_20_Link"><text:span text:style-name="Strong_20_Emphasis">https://www.decidim.barcelona/processes/14?locale=es</text:span></text:a><text:span text:style-name="Strong_20_Emphasis"><text:span text:style-name="T37">).</text:span></text:span></text:p>
      <text:p text:style-name="P17">El 1 de marzo <text:span text:style-name="T13">de 2017 </text:span>la <text:span text:style-name="T18">c</text:span>omisión <text:span text:style-name="T18">p</text:span>romotora entró por registro la primera <text:span text:style-name="T18">i</text:span>niciativa <text:span text:style-name="T18">c</text:span>iudadana de la ciudad de Barcelona, dando así el pistoletazo de salida a un <text:span text:style-name="T17">amplio </text:span>debate ciudadano.</text:p>
      <text:p text:style-name="P17">La iniciativa ciudadana es un mecanismo para la aprobación de disposiciones municipales de carácter general, a través de recogida de firmas.</text:p>
      <text:p text:style-name="P10">ZOOXXI utiliza este mecanismo de democracia participativa para proponer a la <text:soft-page-break/>ciudadanía un modelo que supone un cambio de paradigma del zoo de Barcelona, pidiendo el apoyo de las y los barceloneses a la propuesta, conscientes de la gran sensibilidad y preocupación de esta ciudad hacia los animales.</text:p>
      <text:p text:style-name="P3"><text:span text:style-name="Strong_20_Emphasis"><text:span text:style-name="T38">ZOOXXI</text:span></text:span><text:span text:style-name="T31"> necesita conseguir un mínimo </text:span><text:span text:style-name="T38">de </text:span><text:span text:style-name="Strong_20_Emphasis"><text:span text:style-name="T36">14.147 firmas de personas empadronadas en Barcelona, mayores de 16 años</text:span></text:span><text:span text:style-name="T38">. </text:span></text:p>
      <text:p text:style-name="P9"><text:span text:style-name="Emphasis"><text:span text:style-name="T39">Este proceso es la primera iniciativa ciudadana que acoge Decidim. Los textos, documentos y contenidos son responsabilidad de la comisión promotora de la iniciativa: la asociación animalista Libera! y la Fundación Franz Weber. El Ajuntament de Barcelona incluye este proceso en Decidim con el único efecto de dar difusión a la Iniciativa.</text:span></text:span></text:p>
      <text:h text:style-name="P43" text:outline-level="2">Metaprocesos</text:h>
      <text:p text:style-name="P27">Un metraproceso es un superproceso que afecta a<text:span text:style-name="T27">l conjunto de</text:span> procesos. El metraproceso de Decidim es MetaDecidim.</text:p>
      <text:h text:style-name="P46" text:outline-level="3">MetaDecidim</text:h>
      <text:p text:style-name="P4"><text:span text:style-name="T28">MetaDecidim </text:span><text:span text:style-name="T32">(</text:span><text:a xlink:type="simple" xlink:href="https://www.decidim.barcelona/processes/12?locale=es" text:style-name="Internet_20_link" text:visited-style-name="Visited_20_Internet_20_Link">https://www.decidim.barcelona/processes/12?locale=es</text:a><text:span text:style-name="T32">) </text:span><text:span text:style-name="T28">es un proceso participativo para (re)diseñar las funcionalidades de la plataforma </text:span><text:span text:style-name="T33">Decidim</text:span><text:span text:style-name="T28">, priorizar las líneas de desarrollo, decidir proyectos de mejora y deliberar sobre los usos y posibilidades futuras de la plataforma. </text:span></text:p>
      <text:p text:style-name="P18">El <text:span text:style-name="T21">meta</text:span>proceso <text:span text:style-name="T21">también tiene como objetivo e</text:span>mpoderar a la ciudadanía en la posibilidad de apropiarse de la <text:span text:style-name="T21">plataforma</text:span>, de contribuir a su desarrollo y de ser copartícipes en su construcción. </text:p>
      <text:p text:style-name="P27">MetaDecidim organiza periódicamente encuentros presenciales abiertos.</text:p>
      <text:p text:style-name="P10">Metadecidim aspira a <text:span text:style-name="T21">constituirse en</text:span> comunidad y <text:span text:style-name="T21">en</text:span> ecosistema de producción, así como <text:span text:style-name="T21">a ser </text:span>un grupo <text:span text:style-name="T21">activo</text:span> capaz de definir y reclamar nuevos estándares de calidad democrática. <text:span text:style-name="T21">MetaDecidim es el germen de la </text:span>comunidad que cuida de <text:span text:style-name="T21">Decidim.</text:span></text:p>
      <text:h text:style-name="P44" text:outline-level="2"><text:s text:c="3"/><text:tab/>Cómo participar en un proceso</text:h>
      <text:p text:style-name="P30"/>
      <text:p text:style-name="P28"><text:span text:style-name="T26">En general, h</text:span>ay distintas maneras de participar en un proceso:</text:p>
      <text:list xml:id="list7477363480876749669" text:style-name="L2">
        <text:list-item>
          <text:p text:style-name="P34">Para participar plenamente, créate una cuenta y configúrala. <text:span text:style-name="T20">Verifícate en el padrón. Configura las notificaciones.</text:span></text:p>
        </text:list-item>
        <text:list-item>
          <text:p text:style-name="P34">Navega por la plataforma, infórmate sobre los procesos abiertos.</text:p>
        </text:list-item>
        <text:list-item>
          <text:p text:style-name="P34">Sitúate en el ámbito, grupo promotor, áreas municipales, a quién va dirigido, <text:span text:style-name="T40">ámbito</text:span> participativo y estructura participativa del proceso. Sitúate también en la fase en la que se encuentra.</text:p>
        </text:list-item>
        <text:list-item>
          <text:p text:style-name="P34">Lee los documentos informativos con atención.</text:p>
        </text:list-item>
        <text:list-item>
          <text:p text:style-name="P34">Navega por las propuestas más recientes, las más valoradas o las que generan más debate.</text:p>
        </text:list-item>
        <text:list-item>
          <text:p text:style-name="P34"><text:soft-page-break/>Filtra los contenidos que más te interesen, en función de tu distrito, tus temas de interés o las etiquetas (palabras clave).</text:p>
        </text:list-item>
        <text:list-item>
          <text:p text:style-name="P34">Haz nuevas propuestas. <text:span text:style-name="T27">Arguméntalas.</text:span></text:p>
        </text:list-item>
        <text:list-item>
          <text:p text:style-name="P34">Comenta las propuestas existentes, tanto si son de Ayuntamiento como si son de la ciudadanía.</text:p>
        </text:list-item>
        <text:list-item>
          <text:p text:style-name="P34">Da argumentos a favor o en contra, aporta reflexiones, enriquece el debate.</text:p>
        </text:list-item>
        <text:list-item>
          <text:p text:style-name="P34">Apoya las propuestas que consideres conveniente.</text:p>
        </text:list-item>
        <text:list-item>
          <text:p text:style-name="P34">Comparte las propuestas en tus redes sociales, tanto para pedir apoyos como para pedir debate.</text:p>
        </text:list-item>
        <text:list-item>
          <text:p text:style-name="P35"><text:span text:style-name="T19">Denuncia los contenidos que expresen</text:span> racismo, sexismo, insultos, ataques personales o cualquier forma de discurso de odio, <text:span text:style-name="T19">o que sean inadecuados.</text:span></text:p>
        </text:list-item>
        <text:list-item>
          <text:p text:style-name="P34">Si hay citas presenciales, intenta acudir. Organízate con otras personas.</text:p>
        </text:list-item>
        <text:list-item>
          <text:p text:style-name="P34">Si no puedes acudir, infórmate sobre el debate que tuvo lugar en esa cita.</text:p>
        </text:list-item>
        <text:list-item>
          <text:p text:style-name="P34">Haz seguimiento de las propuestas, tanto de las que se ponen en la plataforma como de las que surgen en las citas presenciales.</text:p>
        </text:list-item>
        <text:list-item>
          <text:p text:style-name="P34">Si el proceso está en fase de retorno, haz seguimiento de la rendición de cuentas.</text:p>
        </text:list-item>
        <text:list-item>
          <text:p text:style-name="P36">Participa en algún encuentro presencial de MetaDecidim.</text:p>
        </text:list-item>
      </text:list>
      <text:h text:style-name="P44" text:outline-level="2"><text:s/><text:tab/>Hacia dónde va Decidim</text:h>
      <text:p text:style-name="P30"/>
      <text:p text:style-name="P27">Decidim está en continuo desarrollo. En un futuro inmediato se plantea:</text:p>
      <text:list xml:id="list2888714105277850553" text:style-name="L3">
        <text:list-item>
          <text:p text:style-name="P39"><text:span text:style-name="T32">Extender y generalizar los procesos de presupuestos participativos</text:span><text:span text:style-name="T28">, fijados para </text:span><text:span text:style-name="T32">i</text:span><text:span text:style-name="T28">nvierno de 2017 y </text:span><text:span text:style-name="T32">p</text:span><text:span text:style-name="T28">rimavera 2018 (</text:span><text:a xlink:type="simple" xlink:href="https://www.decidim.barcelona/processes/3?locale=es" text:style-name="Internet_20_link" text:visited-style-name="Visited_20_Internet_20_Link">https://www.decidim.barcelona/processes/3?locale=es</text:a><text:span text:style-name="T28"> y </text:span><text:a xlink:type="simple" xlink:href="https://www.decidim.barcelona/processes/4?locale=es" text:style-name="Internet_20_link" text:visited-style-name="Visited_20_Internet_20_Link">https://www.decidim.barcelona/processes/4?locale=es</text:a><text:span text:style-name="T28">).</text:span></text:p>
        </text:list-item>
      </text:list>
      <text:list xml:id="list7195371138172534007" text:style-name="L4">
        <text:list-item>
          <text:p text:style-name="P40"><text:span text:style-name="T34">Celebrar consultas ciudadanas (</text:span><text:a xlink:type="simple" xlink:href="http://www.elperiodico.com/es/noticias/barcelona/ayuntamiento-barcelona-consultas-ciudadanas-cada-mayo-desde-2018-5904532" text:style-name="Internet_20_link" text:visited-style-name="Visited_20_Internet_20_Link"><text:span text:style-name="T28">http://www.elperiodico.com/es/noticias/barcelona/ayuntamiento-barcelona-consultas-ciudadanas-cada-mayo-desde-2018-5904532</text:span></text:a><text:span text:style-name="T32">).</text:span></text:p>
        </text:list-item>
        <text:list-item>
          <text:p text:style-name="P40"><text:span text:style-name="T34">Extender y generalizar la coproducción legisl</text:span><text:span text:style-name="T28">ativa (</text:span><text:bookmark text:name="docs-internal-guid-4d7a0654-95e8-b007-fc50-5cca5a52691b"/><text:a xlink:type="simple" xlink:href="https://www.decidim.barcelona/processes/5?locale=es" text:style-name="Internet_20_link" text:visited-style-name="Visited_20_Internet_20_Link">https://www.decidim.barcelona/processes/5?locale=es</text:a><text:span text:style-name="T28">).</text:span></text:p>
        </text:list-item>
        <text:list-item>
          <text:p text:style-name="P40"><text:span text:style-name="T34">Ex</text:span><text:span text:style-name="T28">tender y generalizar la coproducción de políticas públicas (</text:span><text:bookmark text:name="docs-internal-guid-4d7a0654-95e9-7296-8d61-6598bf56b822"/><text:a xlink:type="simple" xlink:href="https://www.decidim.barcelona/processes/1?locale=es" text:style-name="Internet_20_link" text:visited-style-name="Visited_20_Internet_20_Link">https://www.decidim.barcelona/processes/1?locale=es</text:a><text:span text:style-name="T28">).</text:span></text:p>
        </text:list-item>
        <text:list-item>
          <text:p text:style-name="P37"><text:span text:style-name="T22">Ofrecer l</text:span>a posibilidad de introducir puntos a tratar en el orden del día del Consell Municipal o de los Consells de Districte.</text:p>
        </text:list-item>
        <text:list-item>
          <text:p text:style-name="P37"><text:span text:style-name="T22">Ofrecer l</text:span>a posibilidad de convocar <text:span text:style-name="T22">C</text:span>onsells de <text:span text:style-name="T22">B</text:span>arri.</text:p>
        </text:list-item>
        <text:list-item>
          <text:p text:style-name="P38"><text:soft-page-break/>Ofrecerse como herramienta al servicio de grupos, asociaciones, etc., ofreciendo sus funcionalidades para su uso interno por parte de los colectivos de la sociedad civil.</text:p>
        </text:list-item>
      </text:list>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Open sans" svg:font-family="'Open sans'" style:font-family-generic="swiss"/>
    <style:font-face style:name="Liberation Serif" svg:font-family="'Liberation Serif'" style:font-family-generic="roman" style:font-pitch="variable"/>
    <style:font-face style:name="Source Sans Pro" svg:font-family="'Source Sans Pro'" style:font-adornments="Negreta" style:font-family-generic="swiss" style:font-pitch="variable"/>
    <style:font-face style:name="Source Sans Pro1" svg:font-family="'Source Sans Pro'"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ource Sans Pro1" fo:font-family="'Source Sans Pro'" style:font-style-name="Norm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Source Sans Pro1" fo:font-family="'Source Sans Pro'" style:font-style-name="Normal" style:font-family-generic="swiss" style:font-pitch="variable" fo:font-size="12pt" fo:language="ca" fo:country="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Source Sans Pro" fo:font-family="'Source Sans Pro'" style:font-style-name="Negreta" style:font-family-generic="swiss" style:font-pitch="variable" fo:font-size="115%" fo:font-weight="bold" style:font-size-asian="115%" style:font-weight-asian="bold" style:font-size-complex="115%"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Source Sans Pro" fo:font-family="'Source Sans Pro'" style:font-style-name="Negreta" style:font-family-generic="swiss" style:font-pitch="variable"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ga </meta:initial-creator>
    <meta:creation-date>2017-04-18T16:12:24.279199804</meta:creation-date>
    <meta:generator>LibreOffice/5.1.6.2$Linux_X86_64 LibreOffice_project/10m0$Build-2</meta:generator>
    <dc:date>2018-03-20T13:49:28.136742432</dc:date>
    <meta:editing-duration>PT5H4M58S</meta:editing-duration>
    <meta:editing-cycles>36</meta:editing-cycles>
    <meta:document-statistic meta:table-count="0" meta:image-count="0" meta:object-count="0" meta:page-count="7" meta:paragraph-count="93" meta:word-count="2026" meta:character-count="13880" meta:non-whitespace-character-count="11950"/>
  </office:meta>
</office:document-meta>
</file>